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D0FA565E844E65D.png" manifest:media-type="image/png"/>
  <manifest:file-entry manifest:full-path="Pictures/100002010000055600000300A8A7F6E8C2E3703F.png" manifest:media-type="image/png"/>
  <manifest:file-entry manifest:full-path="Pictures/10000201000005560000030099FB3F5C7C737861.png" manifest:media-type="image/png"/>
  <manifest:file-entry manifest:full-path="Pictures/1000020100000556000003001C3D232C7B383BCE.png" manifest:media-type="image/png"/>
  <manifest:file-entry manifest:full-path="Pictures/100002010000055600000300B9002A9DB5F3CDE8.png" manifest:media-type="image/png"/>
  <manifest:file-entry manifest:full-path="Pictures/10000201000005560000030067107864ADCE7B24.png" manifest:media-type="image/png"/>
  <manifest:file-entry manifest:full-path="Pictures/1000020100000556000003006F1AFB39F86C437D.png" manifest:media-type="image/png"/>
  <manifest:file-entry manifest:full-path="Pictures/10000201000005560000030081FD05901E642360.png" manifest:media-type="image/png"/>
  <manifest:file-entry manifest:full-path="Pictures/100002010000055600000300049B9616BCDAD1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20b" officeooo:paragraph-rsid="0003820b"/>
    </style:style>
    <style:style style:name="P2" style:family="paragraph" style:parent-style-name="Standard">
      <style:text-properties fo:font-size="15pt" officeooo:rsid="0003820b" officeooo:paragraph-rsid="0003820b" style:font-size-asian="15pt" style:font-size-complex="15pt"/>
    </style:style>
    <style:style style:name="P3" style:family="paragraph" style:parent-style-name="Standard">
      <style:text-properties fo:font-size="15pt" officeooo:rsid="00051eb9" officeooo:paragraph-rsid="00051eb9" style:font-size-asian="15pt" style:font-size-complex="15pt"/>
    </style:style>
    <style:style style:name="P4" style:family="paragraph" style:parent-style-name="Standard">
      <style:text-properties fo:font-size="15pt" officeooo:rsid="0006fefb" officeooo:paragraph-rsid="0006fefb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51eb9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8"/><text:span text:style-name="T1"><text:s text:c="7"/>STATIC WEB USING DOCKER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width="17cm" svg:height="9.557cm" draw:z-index="0"><draw:image xlink:href="Pictures/100002010000055600000300049B9616BCDAD17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width="17cm" svg:height="9.557cm" draw:z-index="1"><draw:image xlink:href="Pictures/10000201000005560000030081FD05901E642360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char" svg:width="17cm" svg:height="9.557cm" draw:z-index="2"><draw:image xlink:href="Pictures/1000020100000556000003006F1AFB39F86C437D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Problem</text:span><text:span text:style-name="T2">1</text:span><text:span text:style-name="T1"> and Solution</text:span></text:p>
      <text:p text:style-name="P2"/>
      <text:p text:style-name="P2"/>
      <text:p text:style-name="P2"/>
      <text:p text:style-name="P2"/>
      <text:p text:style-name="P2"><draw:frame draw:style-name="fr3" draw:name="Image4" text:anchor-type="char" svg:x="0.071cm" svg:y="3.604cm" svg:width="17cm" svg:height="9.557cm" draw:z-index="3"><draw:image xlink:href="Pictures/10000201000005560000030067107864ADCE7B24.png" xlink:type="simple" xlink:show="embed" xlink:actuate="onLoad" loext:mime-type="image/png"/></draw:frame></text:p>
      <text:p text:style-name="P2"><text:soft-page-break/></text:p>
      <text:p text:style-name="P2"/>
      <text:p text:style-name="P2"><draw:frame draw:style-name="fr1" draw:name="Image5" text:anchor-type="char" svg:width="17cm" svg:height="9.557cm" draw:z-index="4"><draw:image xlink:href="Pictures/1000020100000556000003001C3D232C7B383BC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OBLEM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Image6" text:anchor-type="char" svg:width="17cm" svg:height="9.557cm" draw:z-index="5"><draw:image xlink:href="Pictures/10000201000005560000030099FB3F5C7C737861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7" text:anchor-type="char" svg:width="17cm" svg:height="9.557cm" draw:z-index="6"><draw:image xlink:href="Pictures/100002010000055600000300A8A7F6E8C2E3703F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><draw:frame draw:style-name="fr1" draw:name="Image8" text:anchor-type="char" svg:width="17cm" svg:height="9.557cm" draw:z-index="7"><draw:image xlink:href="Pictures/100002010000055600000300B9002A9DB5F3CDE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1" draw:name="Image9" text:anchor-type="char" svg:width="17cm" svg:height="9.557cm" draw:z-index="8"><draw:image xlink:href="Pictures/100002010000055600000300B9002A9DB5F3CDE8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10" text:anchor-type="char" svg:width="17cm" svg:height="9.557cm" draw:z-index="9"><draw:image xlink:href="Pictures/100002010000055600000300ED0FA565E844E65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00:09:33.928646954</meta:creation-date>
    <dc:date>2022-08-09T11:14:58.711189849</dc:date>
    <meta:editing-duration>PT1H12M17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9" meta:paragraph-count="3" meta:word-count="8" meta:character-count="97" meta:non-whitespace-character-count="47"/>
  </office:meta>
</office:document-meta>
</file>